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-0.03cm" fo:text-indent="-0.03cm" style:auto-text-indent="false"/>
    </style:style>
    <style:style style:name="P10" style:family="paragraph" style:parent-style-name="Standard">
      <style:paragraph-properties fo:margin-left="0cm" fo:margin-right="-0.03cm" fo:text-indent="-0.03cm" style:auto-text-indent="false">
        <style:tab-stops>
          <style:tab-stop style:position="10.372cm"/>
        </style:tab-stops>
      </style:paragraph-properties>
    </style:style>
    <style:style style:name="P11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</style:style>
    <style:style style:name="P12" style:family="paragraph" style:parent-style-name="Standard">
      <style:paragraph-properties fo:margin-left="0cm" fo:margin-right="0.732cm" fo:text-indent="-0.03cm" style:auto-text-indent="false">
        <style:tab-stops>
          <style:tab-stop style:position="0.582cm"/>
        </style:tab-stops>
      </style:paragraph-properties>
    </style:style>
    <style:style style:name="P13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left="0cm" fo:margin-right="0.03cm" fo:text-indent="-0.03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5" style:family="paragraph" style:parent-style-name="Standard">
      <style:paragraph-properties fo:margin-left="0cm" fo:margin-right="0.03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6" style:family="paragraph" style:parent-style-name="Standard">
      <style:paragraph-properties fo:margin-left="0cm" fo:margin-right="0.044cm" fo:text-indent="0cm" style:auto-text-indent="false">
        <style:tab-stops>
          <style:tab-stop style:position="10.398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7" style:family="paragraph" style:parent-style-name="Standard">
      <style:paragraph-properties fo:margin-left="0cm" fo:margin-right="0.053cm" fo:text-indent="0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size-complex="12pt" style:font-weight-complex="bold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10.425cm"/>
        </style:tab-stops>
      </style:paragraph-properties>
      <style:text-properties style:font-name="Times New Roman" fo:font-size="9pt" fo:font-style="italic" officeooo:paragraph-rsid="001e3094" style:font-size-asian="9pt" style:font-style-asian="italic" style:font-name-complex="Times New Roman" style:font-size-complex="9pt" style:font-style-complex="italic"/>
    </style:style>
    <style:style style:name="P21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officeooo:paragraph-rsid="001e3094" style:font-size-asian="9pt" style:font-style-asian="italic" style:font-name-complex="Times New Roman" style:font-size-complex="9pt" style:font-style-complex="italic"/>
    </style:style>
    <style:style style:name="T1" style:family="text">
      <style:text-properties fo:color="#000000" style:font-name="Times New Roman" fo:font-size="11pt" fo:font-weight="bold" fo:background-color="#ffffff" loext:char-shading-value="0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1pt" fo:font-weight="bold" officeooo:rsid="001e2c53" style:font-size-asian="11pt" style:font-weight-asian="bold" style:font-name-complex="Times New Roman" style:font-size-complex="11pt" style:font-weight-complex="bold"/>
    </style:style>
    <style:style style:name="T4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5" style:family="text">
      <style:text-properties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6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2pt" style:font-style-complex="italic" style:font-weight-complex="bold"/>
    </style:style>
    <style:style style:name="T7" style:family="text">
      <style:text-properties style:font-name="Times New Roman" fo:font-size="10.5pt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8" style:family="text">
      <style:text-properties style:font-name="Times New Roman" fo:font-weight="bold" style:font-weight-asian="bold" style:font-name-complex="Times New Roman" style:font-size-complex="12pt" style:font-weight-complex="bold"/>
    </style:style>
    <style:style style:name="T9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10" style:family="text">
      <style:text-properties style:font-name="Times New Roman" fo:font-size="9pt" fo:font-style="italic" style:font-size-asian="9pt" style:font-style-asian="italic" style:font-name-complex="Times New Roman" style:font-size-complex="11pt" style:font-style-complex="italic"/>
    </style:style>
    <style:style style:name="T11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12" style:family="text">
      <style:text-properties style:font-name="Times" fo:font-size="9pt" fo:font-weight="bold" style:font-size-asian="9pt" style:font-weight-asian="bold" style:font-name-complex="Times" style:font-weight-complex="bold"/>
    </style:style>
    <style:style style:name="T13" style:family="text">
      <style:text-properties style:font-name="Times" fo:font-size="10.5pt" fo:font-style="normal" fo:font-weight="bold" style:font-size-asian="10.5pt" style:font-style-asian="normal" style:font-weight-asian="bold" style:font-name-complex="Times" style:font-size-complex="10.5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<text:s/></text:span><text:span text:style-name="T2"><text:s text:c="7"/></text:span><text:span text:style-name="T4"><text:s text:c="24"/></text:span><text:span text:style-name="T2"><text:s text:c="2"/><text:tab/><text:tab/> <text:s text:c="9"/></text:span><text:span text:style-name="T3">MEDICAL CENTER ABC</text:span></text:p>
      <text:p text:style-name="Standard"><text:span text:style-name="T2"/></text:p>
      <text:p text:style-name="P18"><text:s text:c="3"/>{mycompany_address} {mycompany_zip} {mycompany_town}</text:p>
      <text:p text:style-name="P2">Tel <text:s/>: {mycompany_phone} - Fax : {mycompany_fax}</text:p>
      <text:p text:style-name="P3"/>
      <text:p text:style-name="P6"/>
      <text:p text:style-name="P4"/>
      <text:p text:style-name="P5"><text:s text:c="11"/>Docteur John House<text:tab/><text:tab/> <text:s text:c="13"/>Docteur Pill Aspi</text:p>
      <text:p text:style-name="P13"><text:s text:c="16"/>Rhumatologue<text:tab/><text:tab/> <text:s text:c="16"/>Rhumatologue</text:p>
      <text:p text:style-name="P11"><text:span text:style-name="T6"><text:s text:c="15"/></text:span><text:span text:style-name="T5"><text:s/></text:span><text:span text:style-name="T9"><text:s text:c="16"/>---<text:tab/> <text:s text:c="35"/>---<text:tab/></text:span></text:p>
      <text:p text:style-name="P17"><text:tab/> <text:s/>Diplômée de Rhumatologie<text:tab/><text:tab/><text:tab/><text:tab/><text:tab/><text:tab/><text:tab/> <text:s text:c="6"/>Lauréat de la Faculté</text:p>
      <text:p text:style-name="P14"><text:tab/> <text:s text:c="11"/><text:tab/>Attachée des Hôpitaux de Paris <text:tab/><text:tab/> <text:s text:c="23"/><text:tab/><text:tab/> <text:s text:c="17"/>Diplômé de Rhumatologie</text:p>
      <text:p text:style-name="P15"><text:s text:c="6"/><text:tab/> <text:s text:c="11"/>Ancien chef de Clinique <text:tab/><text:tab/><text:tab/> <text:s text:c="63"/>Traumatologie du Sport<text:tab/></text:p>
      <text:p text:style-name="P15"><text:s text:c="13"/>Assistant des Hôpitaux de Paris<text:tab/> <text:s text:c="72"/>Membre de <text:s/>la Société Française</text:p>
      <text:p text:style-name="P21"><text:s text:c="15"/><text:tab/> <text:s text:c="16"/>--- <text:s text:c="115"/>de Traumatologie du Sport</text:p>
      <text:p text:style-name="P20"><text:s text:c="26"/>xxxxxxx<text:tab/><text:tab/><text:tab/> <text:s text:c="19"/>---</text:p>
      <text:p text:style-name="P16"><text:s text:c="18"/>RPPS <text:s/>yyyyyyyyyy <text:s text:c="3"/><text:tab/><text:tab/><text:tab/> <text:s text:c="11"/>hhhhhhhh</text:p>
      <text:p text:style-name="P16"><text:s text:c="31"/>--- <text:tab/><text:tab/> <text:s text:c="20"/>RPPS <text:s/>kfgfdgdfgdgd</text:p>
      <text:p text:style-name="P12"><text:span text:style-name="T13"><text:s text:c="14"/></text:span><text:span text:style-name="T7"><text:s/>jhouse@email.com <text:s text:c="2"/></text:span><text:span text:style-name="T9"><text:s text:c="71"/></text:span><text:span text:style-name="T10"><text:s text:c="41"/>---</text:span></text:p>
      <text:p text:style-name="P10"><text:span text:style-name="T11"><text:s/></text:span><text:span text:style-name="T4"><text:s text:c="88"/><text:tab/><text:tab/> <text:s text:c="16"/>paspi@email.com <text:s text:c="6"/></text:span><text:span text:style-name="T12"><text:s text:c="3"/></text:span></text:p>
      <text:p text:style-name="P9"/>
      <text:p text:style-name="P9"/>
      <text:p text:style-name="P9"/>
      <text:p text:style-name="P9"/>
      <text:p text:style-name="Standard">Cher Confrère/ Consœur/Ami</text:p>
      <text:p text:style-name="Standard"/>
      <text:p text:style-name="Standard"/>
      <text:p text:style-name="Standard"><text:tab/>J'ai vu en consultation, le {outcome_date}, Mr/Mme <text:span text:style-name="T14">{patient_name}</text:span>, né(e) le {patient_birthdate}, pour le motif suivant :</text:p>
      <text:p text:style-name="P7">{outcome_reason}</text:p>
      <text:p text:style-name="P8">en rapport avec la ou les pathologies suivantes :</text:p>
      <text:p text:style-name="P7">{outcome_diagnostic}</text:p>
      <text:p text:style-name="Standard">{outcome_comment}</text:p>
      <text:p text:style-name="Standard"/>
      <text:p text:style-name="Standard">{examshows}</text:p>
      <text:p text:style-name="Standard">{examother_title}</text:p>
      <text:p text:style-name="P7">{examother_principal_and_conclusion}</text:p>
      <text:p text:style-name="Standard">{exambio_title}</text:p>
      <text:p text:style-name="P7">{exambio_conclusion}</text:p>
      <text:p text:style-name="Standard"/>
      <text:p text:style-name="Standard">{treatment_title}</text:p>
      <text:p text:style-name="P7">{outcome_treatment}</text:p>
      <text:p text:style-name="Standard"/>
      <text:p text:style-name="Standard"/>
      <text:p text:style-name="Standard">Je vous remercie pour votre confiance, et ne manquerais pas de vous tenir au courant de l'évolution.</text:p>
      <text:p text:style-name="Standard"/>
      <text:p text:style-name="Standard">Confraternellement,</text:p>
      <text:p text:style-name="Standard"/>
      <text:p text:style-name="Standard"/>
      <text:p text:style-name="Standard">{myuser_firstname} {myuser_lastname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New York" fo:font-family="'New York', 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New York" style:font-family-complex="'New York', 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75cm" style:type="center"/>
          <style:tab-stop style:position="17.949cm" style:type="right"/>
        </style:tab-stops>
      </style:paragraph-properties>
    </style:style>
    <style:style style:name="Absatz-Standardschriftart" style:family="text"/>
    <style:style style:name="Police_20_par_20_défaut" style:display-name="Police par défau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page-layout style:name="Mpm1">
      <style:page-layout-properties fo:page-width="20.955cm" fo:page-height="29.633cm" style:num-format="1" style:print-orientation="portrait" fo:margin-top="0.926cm" fo:margin-bottom="0.504cm" fo:margin-left="1.524cm" fo:margin-right="1.48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Membres d'une Association agréée, règlement par chèque accepté. 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IS PC</dc:title>
    <dc:subject>Maquette</dc:subject>
    <meta:initial-creator>WORD5.1</meta:initial-creator>
    <meta:creation-date>2011-04-20T07:38:00</meta:creation-date>
    <dc:date>2022-04-03T13:19:24.697305218</dc:date>
    <meta:print-date>2011-04-21T16:49:00</meta:print-date>
    <meta:editing-cycles>34</meta:editing-cycles>
    <meta:editing-duration>PT1H20M9S</meta:editing-duration>
    <meta:generator>LibreOffice/6.4.7.2$Linux_X86_64 LibreOffice_project/40$Build-2</meta:generator>
    <meta:document-statistic meta:table-count="0" meta:image-count="0" meta:object-count="0" meta:page-count="1" meta:paragraph-count="33" meta:word-count="137" meta:character-count="2080" meta:non-whitespace-character-count="1010"/>
    <meta:user-defined meta:name="Info 1"/>
    <meta:user-defined meta:name="Info 2"/>
    <meta:user-defined meta:name="Info 3"/>
    <meta:user-defined meta:name="Info 4"/>
  </office:meta>
</office:document-meta>
</file>